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109367060"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text:soft-page-break/>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const static long int DIM: equal to three, as the SpatialVertices will be specified with a triple of Cartesian coordinates, despite the fact that the radius is fixed</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266227517"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text:soft-page-break/>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 calculate the minimum potential of N nodes on a unit sphere, based on the equation given in the design document</text:p>
      <text:p text:style-name="P2"/>
      <text:p text:style-name="P2"><text:tab/><text:tab/>~GrowingNetwork3D(): destructor which calls the destructors for all nodes in the GrowingNetwork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8T13:59:42</dc:date>
    <meta:editing-duration>PT8H52M10S</meta:editing-duration>
    <meta:editing-cycles>114</meta:editing-cycles>
    <meta:generator>LibreOffice/3.5$Linux_x86 LibreOffice_project/350m1$Build-2</meta:generator>
    <meta:document-statistic meta:table-count="0" meta:image-count="0" meta:object-count="0" meta:page-count="6" meta:paragraph-count="92" meta:word-count="2116" meta:character-count="14045" meta:non-whitespace-character-count="11859"/>
  </office:meta>
</office:document-meta>
</file>